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18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43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18.26mm" fo:break-before="auto" style:use-optimal-row-height="true"/>
    </style:style>
    <style:style style:name="ro3" style:family="table-row">
      <style:table-row-properties style:row-height="20.5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Comparativa entre systemd e init.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es SystemV?</text:p>
          </table:table-cell>
          <table:table-cell table:style-name="ce7" office:value-type="string" calcext:value-type="string">
            <text:p>Una actualización de Systemd.</text:p>
          </table:table-cell>
          <table:table-cell table:style-name="ce7" office:value-type="string" calcext:value-type="string">
            <text:p>La versión de Systemd para servidores.</text:p>
          </table:table-cell>
          <table:table-cell table:style-name="ce7" office:value-type="string" calcext:value-type="string">
            <text:p>Una mejora sobre el proceso Init.</text:p>
          </table:table-cell>
          <table:table-cell table:style-name="ce7" office:value-type="string" calcext:value-type="string">
            <text:p>Ninguna de las anteriores es correcta.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ién ha desarrollado Systemd?</text:p>
          </table:table-cell>
          <table:table-cell table:style-name="ce7" office:value-type="string" calcext:value-type="string">
            <text:p>Un grupo de desarrolladores de canonical.</text:p>
          </table:table-cell>
          <table:table-cell table:style-name="ce7" office:value-type="string" calcext:value-type="string">
            <text:p>Linus Torvalds y Kay Sievers.</text:p>
          </table:table-cell>
          <table:table-cell table:style-name="ce7" office:value-type="string" calcext:value-type="string">
            <text:p>Bill Gates.</text:p>
          </table:table-cell>
          <table:table-cell table:style-name="ce7" office:value-type="string" calcext:value-type="string">
            <text:p>Lennart Poettering y Kay Sievers.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En cuántos módulos se divide Systemd?</text:p>
          </table:table-cell>
          <table:table-cell table:style-name="ce7" office:value-type="string" calcext:value-type="string">
            <text:p>En 5 módulos.</text:p>
          </table:table-cell>
          <table:table-cell table:style-name="ce7" office:value-type="string" calcext:value-type="string">
            <text:p>En 4 módulos.</text:p>
          </table:table-cell>
          <table:table-cell table:style-name="ce7" office:value-type="string" calcext:value-type="string">
            <text:p>En 6 módulos.</text:p>
          </table:table-cell>
          <table:table-cell table:style-name="ce7" office:value-type="string" calcext:value-type="string">
            <text:p>En 3 módulos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Los Targets pertenecen a:</text:p>
          </table:table-cell>
          <table:table-cell table:style-name="ce7" office:value-type="string" calcext:value-type="string">
            <text:p>Systemd.</text:p>
          </table:table-cell>
          <table:table-cell table:style-name="ce7" office:value-type="string" calcext:value-type="string">
            <text:p>System V init.</text:p>
          </table:table-cell>
          <table:table-cell table:style-name="ce7" office:value-type="string" calcext:value-type="string">
            <text:p>Init.</text:p>
          </table:table-cell>
          <table:table-cell table:style-name="ce7" office:value-type="string" calcext:value-type="string">
            <text:p>Ninguna de las anteriores es correcta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on qué se consigue un mejor tiempo de arranque del sistema?</text:p>
          </table:table-cell>
          <table:table-cell table:style-name="ce7" office:value-type="string" calcext:value-type="string">
            <text:p>Init.</text:p>
          </table:table-cell>
          <table:table-cell table:style-name="ce7" office:value-type="string" calcext:value-type="string">
            <text:p>Systemd.</text:p>
          </table:table-cell>
          <table:table-cell table:style-name="ce7" office:value-type="string" calcext:value-type="string">
            <text:p>System V.</text:p>
          </table:table-cell>
          <table:table-cell table:style-name="ce7" office:value-type="string" calcext:value-type="string">
            <text:p>System Upstar.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es mejor, init o systemd?</text:p>
          </table:table-cell>
          <table:table-cell table:style-name="ce7" office:value-type="string" calcext:value-type="string">
            <text:p>Depende del uso que le vayamos a dar.</text:p>
          </table:table-cell>
          <table:table-cell table:style-name="ce7" office:value-type="string" calcext:value-type="string">
            <text:p>Init.</text:p>
          </table:table-cell>
          <table:table-cell table:style-name="ce7" office:value-type="string" calcext:value-type="string">
            <text:p>Systemd.</text:p>
          </table:table-cell>
          <table:table-cell table:style-name="ce7" office:value-type="string" calcext:value-type="string">
            <text:p>System V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Comparativa entre systemd e init." calcext:value-type="string">
            <text:p>Comparativa entre systemd e init.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Qué es SystemV?" calcext:value-type="string">
            <text:p>¿Qué es SystemV?</text:p>
          </table:table-cell>
          <table:table-cell table:formula="of:=[Cuestiones.B3]" office:value-type="string" office:string-value="Una actualización de Systemd." calcext:value-type="string">
            <text:p>Una actualización de Systemd.</text:p>
          </table:table-cell>
          <table:table-cell table:formula="of:=[Cuestiones.C3]" office:value-type="string" office:string-value="La versión de Systemd para servidores." calcext:value-type="string">
            <text:p>La versión de Systemd para servidores.</text:p>
          </table:table-cell>
          <table:table-cell table:formula="of:=[Cuestiones.D3]" office:value-type="string" office:string-value="Una mejora sobre el proceso Init." calcext:value-type="string">
            <text:p>Una mejora sobre el proceso Init.</text:p>
          </table:table-cell>
          <table:table-cell table:formula="of:=[Cuestiones.E3]" office:value-type="string" office:string-value="Ninguna de las anteriores es correcta." calcext:value-type="string">
            <text:p>Ninguna de las anteriores es correcta.</text:p>
          </table:table-cell>
          <table:table-cell table:formula="of:=[Cuestiones.F3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4]" office:value-type="string" office:string-value="¿Quién ha desarrollado Systemd?" calcext:value-type="string">
            <text:p>¿Quién ha desarrollado Systemd?</text:p>
          </table:table-cell>
          <table:table-cell table:formula="of:=[Cuestiones.B4]" office:value-type="string" office:string-value="Un grupo de desarrolladores de canonical." calcext:value-type="string">
            <text:p>Un grupo de desarrolladores de canonical.</text:p>
          </table:table-cell>
          <table:table-cell table:formula="of:=[Cuestiones.C4]" office:value-type="string" office:string-value="Linus Torvalds y Kay Sievers." calcext:value-type="string">
            <text:p>Linus Torvalds y Kay Sievers.</text:p>
          </table:table-cell>
          <table:table-cell table:formula="of:=[Cuestiones.D4]" office:value-type="string" office:string-value="Bill Gates." calcext:value-type="string">
            <text:p>Bill Gates.</text:p>
          </table:table-cell>
          <table:table-cell table:formula="of:=[Cuestiones.E4]" office:value-type="string" office:string-value="Lennart Poettering y Kay Sievers." calcext:value-type="string">
            <text:p>Lennart Poettering y Kay Sievers.</text:p>
          </table:table-cell>
          <table:table-cell table:formula="of:=[Cuestiones.F4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5]" office:value-type="string" office:string-value="¿En cuántos módulos se divide Systemd?" calcext:value-type="string">
            <text:p>¿En cuántos módulos se divide Systemd?</text:p>
          </table:table-cell>
          <table:table-cell table:formula="of:=[Cuestiones.B5]" office:value-type="string" office:string-value="En 5 módulos." calcext:value-type="string">
            <text:p>En 5 módulos.</text:p>
          </table:table-cell>
          <table:table-cell table:formula="of:=[Cuestiones.C5]" office:value-type="string" office:string-value="En 4 módulos." calcext:value-type="string">
            <text:p>En 4 módulos.</text:p>
          </table:table-cell>
          <table:table-cell table:formula="of:=[Cuestiones.D5]" office:value-type="string" office:string-value="En 6 módulos." calcext:value-type="string">
            <text:p>En 6 módulos.</text:p>
          </table:table-cell>
          <table:table-cell table:formula="of:=[Cuestiones.E5]" office:value-type="string" office:string-value="En 3 módulos." calcext:value-type="string">
            <text:p>En 3 módulos.</text:p>
          </table:table-cell>
          <table:table-cell table:formula="of:=[Cuestiones.F5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6]" office:value-type="string" office:string-value="Los Targets pertenecen a:" calcext:value-type="string">
            <text:p>Los Targets pertenecen a:</text:p>
          </table:table-cell>
          <table:table-cell table:formula="of:=[Cuestiones.B6]" office:value-type="string" office:string-value="Systemd." calcext:value-type="string">
            <text:p>Systemd.</text:p>
          </table:table-cell>
          <table:table-cell table:formula="of:=[Cuestiones.C6]" office:value-type="string" office:string-value="System V init." calcext:value-type="string">
            <text:p>System V init.</text:p>
          </table:table-cell>
          <table:table-cell table:formula="of:=[Cuestiones.D6]" office:value-type="string" office:string-value="Init." calcext:value-type="string">
            <text:p>Init.</text:p>
          </table:table-cell>
          <table:table-cell table:formula="of:=[Cuestiones.E6]" office:value-type="string" office:string-value="Ninguna de las anteriores es correcta." calcext:value-type="string">
            <text:p>Ninguna de las anteriores es correcta.</text:p>
          </table:table-cell>
          <table:table-cell table:formula="of:=[Cuestiones.F6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7]" office:value-type="string" office:string-value="¿Con qué se consigue un mejor tiempo de arranque del sistema?" calcext:value-type="string">
            <text:p>¿Con qué se consigue un mejor tiempo de arranque del sistema?</text:p>
          </table:table-cell>
          <table:table-cell table:formula="of:=[Cuestiones.B7]" office:value-type="string" office:string-value="Init." calcext:value-type="string">
            <text:p>Init.</text:p>
          </table:table-cell>
          <table:table-cell table:formula="of:=[Cuestiones.C7]" office:value-type="string" office:string-value="Systemd." calcext:value-type="string">
            <text:p>Systemd.</text:p>
          </table:table-cell>
          <table:table-cell table:formula="of:=[Cuestiones.D7]" office:value-type="string" office:string-value="System V." calcext:value-type="string">
            <text:p>System V.</text:p>
          </table:table-cell>
          <table:table-cell table:formula="of:=[Cuestiones.E7]" office:value-type="string" office:string-value="System Upstar." calcext:value-type="string">
            <text:p>System Upstar.</text:p>
          </table:table-cell>
          <table:table-cell table:formula="of:=[Cuestiones.F7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8]" office:value-type="string" office:string-value="¿Qué es mejor, init o systemd?" calcext:value-type="string">
            <text:p>¿Qué es mejor, init o systemd?</text:p>
          </table:table-cell>
          <table:table-cell table:formula="of:=[Cuestiones.B8]" office:value-type="string" office:string-value="Depende del uso que le vayamos a dar." calcext:value-type="string">
            <text:p>Depende del uso que le vayamos a dar.</text:p>
          </table:table-cell>
          <table:table-cell table:formula="of:=[Cuestiones.C8]" office:value-type="string" office:string-value="Init." calcext:value-type="string">
            <text:p>Init.</text:p>
          </table:table-cell>
          <table:table-cell table:formula="of:=[Cuestiones.D8]" office:value-type="string" office:string-value="Systemd." calcext:value-type="string">
            <text:p>Systemd.</text:p>
          </table:table-cell>
          <table:table-cell table:formula="of:=[Cuestiones.E8]" office:value-type="string" office:string-value="System V." calcext:value-type="string">
            <text:p>System V.</text:p>
          </table:table-cell>
          <table:table-cell table:formula="of:=[Cuestiones.F8]" office:value-type="string" office:string-value="A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20:35:48.827143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12-18T21:24:56.201664104</dc:date>
    <meta:editing-duration>PT17H37M25S</meta:editing-duration>
    <meta:editing-cycles>188</meta:editing-cycles>
    <meta:generator>LibreOffice/5.1.4.2$Linux_X86_64 LibreOffice_project/10m0$Build-2</meta:generator>
    <meta:document-statistic meta:table-count="2" meta:cell-count="92" meta:object-count="0"/>
  </office:meta>
</office:document-meta>
</file>